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127">
      <style:table-cell-properties style:rotation-align="none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5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4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4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4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4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4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4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4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5:27:28.396692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15:29:40.014451831</dc:date>
    <meta:generator>LibreOffice/5.0.5.2$Linux_X86_64 LibreOffice_project/00m0$Build-2</meta:generator>
    <meta:editing-duration>PT30M</meta:editing-duration>
    <meta:editing-cycles>78</meta:editing-cycles>
    <meta:document-statistic meta:table-count="1" meta:cell-count="1457" meta:object-count="0"/>
  </office:meta>
</office:document-meta>
</file>